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outline1">
      <style:graphic-properties fo:min-height="14.02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2.18cm"/>
    </style:style>
    <style:style style:name="pr6" style:family="presentation" style:parent-style-name="lyt-darkblue-notes">
      <style:graphic-properties draw:fill-color="#ffffff" fo:min-height="11.409cm"/>
    </style:style>
    <style:style style:name="pr7" style:family="presentation" style:parent-style-name="lyt-darkblue-title">
      <style:graphic-properties fo:min-height="3.256cm"/>
    </style:style>
    <style:style style:name="pr8" style:family="presentation" style:parent-style-name="lyt-darkblue-outline1">
      <style:graphic-properties fo:min-height="13.464cm"/>
    </style:style>
    <style:style style:name="pr9" style:family="presentation" style:parent-style-name="lyt-darkblue-notes">
      <style:graphic-properties draw:fill-color="#ffffff" fo:min-height="11.159cm"/>
    </style:style>
    <style:style style:name="co1" style:family="table-column">
      <style:table-column-properties style:column-width="5.673cm" style:use-optimal-column-width="false"/>
    </style:style>
    <style:style style:name="co2" style:family="table-column">
      <style:table-column-properties style:column-width="19.005cm" style:use-optimal-column-width="false"/>
    </style:style>
    <style:style style:name="co3" style:family="table-column">
      <style:table-column-properties style:column-width="5.798cm" style:use-optimal-column-width="false"/>
    </style:style>
    <style:style style:name="co4" style:family="table-column">
      <style:table-column-properties style:column-width="16.202cm" style:use-optimal-column-width="false"/>
    </style:style>
    <style:style style:name="co5" style:family="table-column">
      <style:table-column-properties style:column-width="7.228cm" style:use-optimal-column-width="false"/>
    </style:style>
    <style:style style:name="co6" style:family="table-column">
      <style:table-column-properties style:column-width="17.404cm" style:use-optimal-column-width="false"/>
    </style:style>
    <style:style style:name="co7" style:family="table-column">
      <style:table-column-properties style:column-width="9.286cm" style:use-optimal-column-width="false"/>
    </style:style>
    <style:style style:name="co8" style:family="table-column">
      <style:table-column-properties style:column-width="14.714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2.396cm"/>
    </style:style>
    <style:style style:name="ro3" style:family="table-row">
      <style:table-row-properties style:row-height="1.684cm"/>
    </style:style>
    <style:style style:name="ro4" style:family="table-row">
      <style:table-row-properties style:row-height="1.688cm"/>
    </style:style>
    <style:style style:name="ro5" style:family="table-row">
      <style:table-row-properties style:row-height="0.976cm"/>
    </style:style>
    <style:style style:name="ro6" style:family="table-row">
      <style:table-row-properties style:row-height="2.152cm"/>
    </style:style>
    <style:style style:name="ro7" style:family="table-row">
      <style:table-row-properties style:row-height="0.958cm"/>
    </style:style>
    <style:style style:name="ro8" style:family="table-row">
      <style:table-row-properties style:row-height="2.154cm"/>
    </style:style>
    <style:style style:name="ro9" style:family="table-row">
      <style:table-row-properties style:row-height="1.687cm"/>
    </style:style>
    <style:style style:name="ro10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top="0cm" fo:margin-bottom="0.4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2cm"/>
      <style:text-properties fo:font-size="20pt" style:font-size-asian="20pt" style:font-size-complex="20pt"/>
    </style:style>
    <style:style style:name="P10" style:family="paragraph">
      <style:paragraph-properties fo:margin-top="0cm" fo:margin-bottom="0.4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layer="layout" svg:width="25.199cm" svg:height="3.507cm" svg:x="1.401cm" svg:y="0.838cm" presentation:class="title" presentation:user-transformed="true">
          <draw:text-box>
            <text:p text:style-name="P1">¿POR QUÉ?<text:tab/></text:p>
          </draw:text-box>
        </draw:frame>
        <draw:frame presentation:style-name="pr2" draw:text-style-name="P2" draw:layer="layout" svg:width="25.199cm" svg:height="14.024cm" svg:x="1.401cm" svg:y="4.5cm" presentation:class="outline" presentation:user-transformed="true">
          <draw:text-box>
            <text:list text:style-name="L2">
              <text:list-item>
                <text:p><text:span text:style-name="T1">Auge de Internet</text:span></text:p>
              </text:list-item>
            </text:list>
            <text:list text:style-name="L3">
              <text:list-item>
                <text:list>
                  <text:list-item>
                    <text:p><text:span text:style-name="T2">Operaciones bancarias</text:span></text:p>
                  </text:list-item>
                  <text:list-item>
                    <text:p><text:span text:style-name="T2">Compras</text:span></text:p>
                  </text:list-item>
                  <text:list-item>
                    <text:p><text:span text:style-name="T2">Negocios de empresas</text:span></text:p>
                  </text:list-item>
                </text:list>
              </text:list-item>
            </text:list>
            <text:list text:style-name="L2">
              <text:list-item>
                <text:p><text:span text:style-name="T1">Fallos en seguridad</text:span></text:p>
              </text:list-item>
            </text:list>
            <text:list text:style-name="L3">
              <text:list-item>
                <text:list>
                  <text:list-item>
                    <text:p><text:span text:style-name="T3">Pérdidas económicas</text:span></text:p>
                  </text:list-item>
                  <text:list-item>
                    <text:p><text:span text:style-name="T3">Problemas legales</text:span></text:p>
                  </text:list-item>
                </text:list>
              </text:list-item>
            </text:list>
            <text:list text:style-name="L2">
              <text:list-item>
                <text:p><text:span text:style-name="T1">Debemos conseguir un nivel de seguridad acep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2">Evitar fallos</text:span></text:p>
                  </text:list-item>
                  <text:list-item>
                    <text:p><text:span text:style-name="T2">Recuperarnos de los fallos, rápido y eficientem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4" draw:layer="layout" svg:width="23.911cm" svg:height="3.506cm" svg:x="2.058cm" svg:y="0.784cm" presentation:class="title" presentation:user-transformed="true">
          <draw:text-box>
            <text:p text:style-name="P3">ACTIVOS</text:p>
          </draw:text-box>
        </draw:frame>
        <draw:frame presentation:style-name="pr5" draw:layer="layout" svg:width="24.368cm" svg:height="13.237cm" svg:x="2.058cm" svg:y="5.45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El objetivo de la seguridad informática es proteger los activos informáticas:</text:span></text:p>
                <text:list>
                  <text:list-item>
                    <text:p><text:span text:style-name="T5">Información contenida.</text:span></text:p>
                  </text:list-item>
                  <text:list-item>
                    <text:p><text:span text:style-name="T5">Infraestructura física.</text:span></text:p>
                  </text:list-item>
                  <text:list-item>
                    <text:p><text:span text:style-name="T5">Los usuarios.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cm" svg:y="0.5cm" presentation:class="title" presentation:user-transformed="true">
          <draw:text-box>
            <text:p>OBJETIVOS</text:p>
          </draw:text-box>
        </draw:frame>
        <draw:frame presentation:style-name="pr8" draw:layer="layout" svg:width="24.368cm" svg:height="15.656cm" svg:x="2cm" svg:y="3.376cm" presentation:class="outline" presentation:user-transformed="true">
          <draw:text-box>
            <text:list text:style-name="L2">
              <text:list-item>
                <text:p>Confidencialidad: <text:span text:style-name="T6">información almacenada o transmitida por la red sólo disponible para las personas autorizadas.</text:span></text:p>
              </text:list-item>
              <text:list-item>
                <text:p><text:span text:style-name="T7">Disponibilidad: </text:span><text:span text:style-name="T2">Tanto el sistema como los datos deben estar disponibles para el usuario en todo momento.</text:span></text:p>
              </text:list-item>
              <text:list-item>
                <text:p><text:span text:style-name="T7">Integridad: </text:span><text:span text:style-name="T2">Información válida y consistente. No ha sido modificada sin autorización.</text:span></text:p>
              </text:list-item>
              <text:list-item>
                <text:p>Autenticación: <text:span text:style-name="T3">verificar que un documento ha sido elaborado o pertenece a quien el documento refleja.</text:span></text:p>
              </text:list-item>
              <text:list-item>
                <text:p><text:span text:style-name="T5">No repudio: </text:span><text:span text:style-name="T8">Garantiza la participación de las partes en una comunicación:</text:span></text:p>
              </text:list-item>
            </text:list>
            <text:list text:style-name="L3">
              <text:list-item>
                <text:list>
                  <text:list-item>
                    <text:p><text:span text:style-name="T9">En origen: </text:span><text:span text:style-name="T10">El emisor no puede negar que lo es.</text:span></text:p>
                  </text:list-item>
                  <text:list-item>
                    <text:p><text:span text:style-name="T9">En destino: </text:span><text:span text:style-name="T10">El receptor no puede negar que lo ha recibido.</text:span><text:span text:style-name="T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.058cm" svg:y="0.909cm" presentation:class="title">
          <draw:text-box>
            <text:p>CLASIFICACIÓN DE SEGURIDAD<text:tab/></text:p>
          </draw:text-box>
        </draw:frame>
        <draw:frame presentation:style-name="pr8" draw:text-style-name="P4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<text:span text:style-name="T5">En función del activo a proteger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Física → Hardware </text:span></text:p>
                  </text:list-item>
                  <text:list-item>
                    <text:p><text:span text:style-name="T11">Lógica → Software</text:span></text:p>
                    <text:p><text:span text:style-name="T11"/></text:p>
                  </text:list-item>
                </text:list>
              </text:list-item>
            </text:list>
            <text:list text:style-name="L2">
              <text:list-item>
                <text:p><text:span text:style-name="T5">En función del momento de actuación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Activa: Antes del percance, para evitar los fallos.</text:span></text:p>
                  </text:list-item>
                  <text:list-item>
                    <text:p><text:span text:style-name="T11">Pasiva: Después del percance, para minimizar los efectos.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.058cm" svg:y="0.909cm" presentation:class="title" presentation:user-transformed="true">
          <draw:text-box>
            <text:p>SEGURIDAD FÍSICA</text:p>
          </draw:text-box>
        </draw:frame>
        <draw:frame presentation:style-name="pr8" draw:layer="layout" svg:width="24.368cm" svg:height="13.464cm" svg:x="2cm" svg:y="4.036cm" presentation:class="outline" presentation:user-transformed="true">
          <draw:text-box>
            <text:list text:style-name="L2">
              <text:list-item>
                <text:p>Trata de proteger el hardware de posibles desastres naturales.</text:p>
                <text:p/>
              </text:list-item>
            </text:list>
          </draw:text-box>
        </draw:frame>
        <draw:frame draw:style-name="standard" draw:layer="layout" svg:width="24.677cm" svg:height="12.054cm" svg:x="2.65cm" svg:y="7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menaza</text:p>
              </table:table-cell>
              <table:table-cell>
                <text:p>Defensa</text:p>
              </table:table-cell>
            </table:table-row>
            <table:table-row table:style-name="ro2">
              <table:table-cell table:style-name="ce2">
                <text:p text:style-name="P1">Incendios</text:p>
              </table:table-cell>
              <table:table-cell table:style-name="ce1">
                <text:p>Mobiliario ignífugo.</text:p>
                <text:p>Evitar localización peligrosa</text:p>
                <text:p>Sistemas antiincendios, detectores de humo...</text:p>
              </table:table-cell>
            </table:table-row>
            <table:table-row table:style-name="ro3" table:default-cell-style-name="ce1">
              <table:table-cell>
                <text:p>Inundaciones</text:p>
              </table:table-cell>
              <table:table-cell>
                <text:p>Evitar plantas bajas.</text:p>
                <text:p>Impermeabilización de paredes, techos, sellado de puertas...</text:p>
              </table:table-cell>
            </table:table-row>
            <table:table-row table:style-name="ro1" table:default-cell-style-name="ce1">
              <table:table-cell>
                <text:p>Robos</text:p>
              </table:table-cell>
              <table:table-cell>
                <text:p>Puertas con medidas biométricas, cámaras, vigilantes...</text:p>
              </table:table-cell>
            </table:table-row>
            <table:table-row table:style-name="ro3" table:default-cell-style-name="ce1">
              <table:table-cell>
                <text:p>Señales electromagnéticas</text:p>
              </table:table-cell>
              <table:table-cell>
                <text:p>Evitar lugares con radiaciones electromagnéticas</text:p>
                <text:p>Filtros o cableado especial. La fibra óptica no es sensible a esto.</text:p>
              </table:table-cell>
            </table:table-row>
            <table:table-row table:style-name="ro1" table:default-cell-style-name="ce1">
              <table:table-cell>
                <text:p>Apagones</text:p>
              </table:table-cell>
              <table:table-cell>
                <text:p>SAI</text:p>
              </table:table-cell>
            </table:table-row>
            <table:table-row table:style-name="ro3" table:default-cell-style-name="ce1">
              <table:table-cell>
                <text:p>Sobrecargas eléctricas</text:p>
              </table:table-cell>
              <table:table-cell>
                <text:p>SAI. También estabilizan la señal eléctrica</text:p>
              </table:table-cell>
            </table:table-row>
            <table:table-row table:style-name="ro4" table:default-cell-style-name="ce1">
              <table:table-cell>
                <text:p>Desastres naturales</text:p>
              </table:table-cell>
              <table:table-cell>
                <text:p>Estar en contacto con los organismos que proporcionan información sobre terremotos o desastres meteorológico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.058cm" svg:y="0.909cm" presentation:class="title" presentation:user-transformed="true">
          <draw:text-box>
            <text:p>SEGURIDAD LÓGICA<text:tab/></text:p>
          </draw:text-box>
        </draw:frame>
        <draw:frame presentation:style-name="pr8" draw:layer="layout" svg:width="24.368cm" svg:height="13.464cm" svg:x="1.5cm" svg:y="3.5cm" presentation:class="outline" presentation:user-transformed="true">
          <draw:text-box>
            <text:list text:style-name="L2">
              <text:list-item>
                <text:p>Complemento a la seguridad física. Protege el software de virus, ataques de la red...</text:p>
                <text:p/>
              </text:list-item>
            </text:list>
          </draw:text-box>
        </draw:frame>
        <draw:frame draw:style-name="standard" draw:layer="layout" svg:width="21.999cm" svg:height="12.695cm" svg:x="2.355cm" svg:y="6.1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>Amenaza</text:p>
              </table:table-cell>
              <table:table-cell>
                <text:p>Mecanismo de defensa</text:p>
              </table:table-cell>
            </table:table-row>
            <table:table-row table:style-name="ro6" table:default-cell-style-name="ce3">
              <table:table-cell>
                <text:p><text:span text:style-name="T12">Robos</text:span></text:p>
              </table:table-cell>
              <table:table-cell>
                <text:p><text:span text:style-name="T12">Cifrado.</text:span></text:p>
                <text:p><text:span text:style-name="T12">Contraseñas</text:span></text:p>
                <text:p><text:span text:style-name="T12">Sistemas biométricos</text:span></text:p>
              </table:table-cell>
            </table:table-row>
            <table:table-row table:style-name="ro6" table:default-cell-style-name="ce3">
              <table:table-cell>
                <text:p><text:span text:style-name="T12">Pérdida de información</text:span></text:p>
              </table:table-cell>
              <table:table-cell>
                <text:p><text:span text:style-name="T12">Copia de seguridad (distintas ubicaciones)</text:span></text:p>
                <text:p><text:span text:style-name="T12">Sistemas tolerantes a fallos</text:span></text:p>
                <text:p><text:span text:style-name="T12">Discos redundantes</text:span></text:p>
              </table:table-cell>
            </table:table-row>
            <table:table-row table:style-name="ro6" table:default-cell-style-name="ce3">
              <table:table-cell>
                <text:p><text:span text:style-name="T12">Pérdida de integridad de la información</text:span></text:p>
              </table:table-cell>
              <table:table-cell>
                <text:p><text:span text:style-name="T12">Programas de chequeo del equipo.</text:span></text:p>
                <text:p><text:span text:style-name="T12">Firma digital</text:span></text:p>
                <text:p><text:span text:style-name="T12">Comando sfc</text:span></text:p>
              </table:table-cell>
            </table:table-row>
            <table:table-row table:style-name="ro7" table:default-cell-style-name="ce3">
              <table:table-cell>
                <text:p><text:span text:style-name="T12">Entrada de virus</text:span></text:p>
              </table:table-cell>
              <table:table-cell>
                <text:p><text:span text:style-name="T12">Antivirus</text:span></text:p>
              </table:table-cell>
            </table:table-row>
            <table:table-row table:style-name="ro6" table:default-cell-style-name="ce3">
              <table:table-cell>
                <text:p><text:span text:style-name="T12">Ataques desde la red</text:span></text:p>
              </table:table-cell>
              <table:table-cell>
                <text:p><text:span text:style-name="T12">Firewall</text:span></text:p>
                <text:p><text:span text:style-name="T12">Programas de monitorización</text:span></text:p>
                <text:p><text:span text:style-name="T12">Proxys</text:span></text:p>
              </table:table-cell>
            </table:table-row>
            <table:table-row table:style-name="ro8" table:default-cell-style-name="ce3">
              <table:table-cell>
                <text:p><text:span text:style-name="T12">Modificaciones no autorizadas</text:span></text:p>
              </table:table-cell>
              <table:table-cell>
                <text:p><text:span text:style-name="T12">Contraseñas</text:span></text:p>
                <text:p><text:span text:style-name="T12">Listas de control de acceso</text:span></text:p>
                <text:p><text:span text:style-name="T12">Cifrar documento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.058cm" svg:y="0.909cm" presentation:class="title" presentation:user-transformed="true">
          <draw:text-box>
            <text:p>SEGURIDAD ACTIVA<text:tab/></text:p>
          </draw:text-box>
        </draw:frame>
        <draw:frame presentation:style-name="pr8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Previenen e intentan evitar el daño.</text:p>
                <text:p/>
              </text:list-item>
            </text:list>
          </draw:text-box>
        </draw:frame>
        <draw:frame draw:style-name="standard" draw:layer="layout" svg:width="24.631cm" svg:height="10.63cm" svg:x="1.368cm" svg:y="7.11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Técnicas</text:p>
              </table:table-cell>
              <table:table-cell>
                <text:p>¿Qué previene?</text:p>
              </table:table-cell>
            </table:table-row>
            <table:table-row table:style-name="ro1" table:default-cell-style-name="ce1">
              <table:table-cell>
                <text:p>Contraseñas</text:p>
              </table:table-cell>
              <table:table-cell>
                <text:p>Previene el acceso a recursos a usuarios no autorizados</text:p>
              </table:table-cell>
            </table:table-row>
            <table:table-row table:style-name="ro3" table:default-cell-style-name="ce1">
              <table:table-cell>
                <text:p>Listas de control de acceso</text:p>
              </table:table-cell>
              <table:table-cell>
                <text:p>Previene acceso a ficheros a usuarios no autorizados</text:p>
              </table:table-cell>
            </table:table-row>
            <table:table-row table:style-name="ro1" table:default-cell-style-name="ce1">
              <table:table-cell>
                <text:p>Encriptación</text:p>
              </table:table-cell>
              <table:table-cell>
                <text:p>Evita a personas no autorizadas interpretar la información</text:p>
              </table:table-cell>
            </table:table-row>
            <table:table-row table:style-name="ro1" table:default-cell-style-name="ce1">
              <table:table-cell>
                <text:p>Software de seguridad</text:p>
              </table:table-cell>
              <table:table-cell>
                <text:p>Evita virus y accesos no deseados al sistema</text:p>
              </table:table-cell>
            </table:table-row>
            <table:table-row table:style-name="ro3" table:default-cell-style-name="ce1">
              <table:table-cell>
                <text:p>Firmas y certificados digitales</text:p>
              </table:table-cell>
              <table:table-cell>
                <text:p>Comprueba la procedencia, autenticidad e integridad de los mensajes</text:p>
              </table:table-cell>
            </table:table-row>
            <table:table-row table:style-name="ro3" table:default-cell-style-name="ce1">
              <table:table-cell>
                <text:p>Sistemas de ficheros tolerantes a fallos</text:p>
              </table:table-cell>
              <table:table-cell>
                <text:p>Previene fallos de integridad</text:p>
              </table:table-cell>
            </table:table-row>
            <table:table-row table:style-name="ro9" table:default-cell-style-name="ce1">
              <table:table-cell>
                <text:p>Cuotas de disco</text:p>
              </table:table-cell>
              <table:table-cell>
                <text:p>Previene el uso excesivo de disco por parte de algún usuari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7" draw:layer="layout" svg:width="23.911cm" svg:height="3.256cm" svg:x="2.058cm" svg:y="0.909cm" presentation:class="title" presentation:user-transformed="true">
          <draw:text-box>
            <text:p>SEGURIDAD PASIVA</text:p>
          </draw:text-box>
        </draw:frame>
        <draw:frame presentation:style-name="pr8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Complementa a la seguridad activa, trata de minimizar los daños.</text:p>
                <text:p/>
              </text:list-item>
            </text:list>
          </draw:text-box>
        </draw:frame>
        <draw:frame draw:style-name="standard" draw:layer="layout" svg:width="23.999cm" svg:height="5.314cm" svg:x="1.5cm" svg:y="9.11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0" table:default-cell-style-name="ce1">
              <table:table-cell>
                <text:p>Técnicas</text:p>
              </table:table-cell>
              <table:table-cell>
                <text:p>Resultado</text:p>
              </table:table-cell>
            </table:table-row>
            <table:table-row table:style-name="ro10" table:default-cell-style-name="ce1">
              <table:table-cell>
                <text:p>Discos redundantes</text:p>
              </table:table-cell>
              <table:table-cell>
                <text:p>Restaurar datos que han quedado inconsistentes</text:p>
              </table:table-cell>
            </table:table-row>
            <table:table-row table:style-name="ro3" table:default-cell-style-name="ce1">
              <table:table-cell>
                <text:p>SAI</text:p>
              </table:table-cell>
              <table:table-cell>
                <text:p>Proporcionan energía durante un periodo de tiempo.</text:p>
              </table:table-cell>
            </table:table-row>
            <table:table-row table:style-name="ro9" table:default-cell-style-name="ce1">
              <table:table-cell>
                <text:p>Copias de seguridad</text:p>
              </table:table-cell>
              <table:table-cell>
                <text:p>Podemos recuperar información en caso de pérdida de datos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4" draw:layer="layout" svg:width="23.911cm" svg:height="3.506cm" svg:x="2.058cm" svg:y="0.784cm" presentation:class="title">
          <draw:text-box>
            <text:p>Vulnerabilidad, malware y exploit</text:p>
          </draw:text-box>
        </draw:frame>
        <draw:frame presentation:style-name="pr5" draw:text-style-name="P5" draw:layer="layout" svg:width="24.368cm" svg:height="12.18cm" svg:x="2.058cm" svg:y="5.453cm" presentation:class="outline" presentation:user-transformed="true">
          <draw:text-box>
            <text:list text:style-name="L2">
              <text:list-item>
                <text:p><text:span text:style-name="T13">Vulnerabilidad: </text:span><text:span text:style-name="T14">Defecto de una aplicación que puede ser aprovechado.</text:span></text:p>
              </text:list-item>
              <text:list-item>
                <text:p><text:span text:style-name="T13">Malware: </text:span><text:span text:style-name="T14">Programa malicioso que aprovecha vulnerabilidades para introducirse en el sistema.</text:span></text:p>
              </text:list-item>
              <text:list-item>
                <text:p><text:span text:style-name="T13">Exploit: </text:span><text:span text:style-name="T14">Pieza de software que provoca una acción no deseada en el sistema invadid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4" draw:layer="layout" svg:width="23.911cm" svg:height="3.506cm" svg:x="2.058cm" svg:y="0.784cm" presentation:class="title">
          <draw:text-box>
            <text:p text:style-name="P3">Tipos de Vulnerabilidades</text:p>
          </draw:text-box>
        </draw:frame>
        <draw:frame presentation:style-name="pr5" draw:text-style-name="P6" draw:layer="layout" svg:width="24.368cm" svg:height="12.18cm" svg:x="2.058cm" svg:y="5.453cm" presentation:class="outline">
          <draw:text-box>
            <text:list text:style-name="L2">
              <text:list-item>
                <text:p><text:span text:style-name="T14">Vulnerabilidades reconocidas y con solución. Se instala parche.</text:span></text:p>
              </text:list-item>
              <text:list-item>
                <text:p><text:span text:style-name="T14">Vulnerabilidades reconocidas y sin solución de momento. Recomendable desactivar el servicio afectado.</text:span></text:p>
              </text:list-item>
              <text:list-item>
                <text:p><text:span text:style-name="T14">Vulnerabilidad no reconocida. Estamos en peligro sin ser conscientes de ell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draw:frame presentation:style-name="pr7" draw:layer="layout" svg:width="23.911cm" svg:height="3.256cm" svg:x="2.058cm" svg:y="0.909cm" presentation:class="title" presentation:user-transformed="true">
          <draw:text-box>
            <text:p>TIPOS DE ATACANTES</text:p>
          </draw:text-box>
        </draw:frame>
        <draw:frame presentation:style-name="pr8" draw:text-style-name="P9" draw:layer="layout" svg:width="24.368cm" svg:height="15.346cm" svg:x="1.632cm" svg:y="4.5cm" presentation:class="outline" presentation:user-transformed="true">
          <draw:text-box>
            <text:list text:style-name="L2">
              <text:list-item>
                <text:p text:style-name="P7"><text:span text:style-name="T15">Hackers</text:span><text:span text:style-name="T16">: Atacan sistemas por curiosidad.</text:span></text:p>
              </text:list-item>
              <text:list-item>
                <text:p text:style-name="P7"><text:span text:style-name="T15">Crackers</text:span><text:span text:style-name="T16">: Hacker que quiere causar daño u obtener beneficio.</text:span></text:p>
              </text:list-item>
              <text:list-item>
                <text:p text:style-name="P7"><text:span text:style-name="T15">Script kiddie: </text:span><text:span text:style-name="T17">Se descargan scripts maliciosos y los utilizan sin conocer sus efectos ni sus consecuencias.</text:span></text:p>
              </text:list-item>
              <text:list-item>
                <text:p text:style-name="P7"><text:span text:style-name="T15">Sniffers</text:span><text:span text:style-name="T16">: Analizan el tráfico de la red para obtener información de los paquetes trasmitidos.</text:span></text:p>
              </text:list-item>
              <text:list-item>
                <text:p text:style-name="P7"><text:span text:style-name="T15">Lammers</text:span><text:span text:style-name="T16">: Se consideran Hackers pero no tienen suficientes conocimientos para ello.</text:span></text:p>
              </text:list-item>
              <text:list-item>
                <text:p text:style-name="P7"><text:span text:style-name="T15">Newbie</text:span><text:span text:style-name="T16">: Hacker novato.</text:span></text:p>
              </text:list-item>
              <text:list-item>
                <text:p text:style-name="P7"><text:span text:style-name="T15">Ciberterrorista</text:span><text:span text:style-name="T16">: Experto informático que trabaja para países u organizaciones como espías o saboteadores.</text:span></text:p>
              </text:list-item>
              <text:list-item>
                <text:p text:style-name="P7"><text:span text:style-name="T15">Programadores de virus:</text:span><text:span text:style-name="T16"> Crean programas dañinos para los sistemas o aplicaciones.</text:span></text:p>
              </text:list-item>
              <text:list-item>
                <text:p text:style-name="P7"><text:span text:style-name="T15">Carders: </text:span><text:span text:style-name="T17">Atacan sistemas de tarjetas de crédito.</text:span></text:p>
                <text:p text:style-name="P8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7" draw:layer="layout" svg:width="23.911cm" svg:height="3.256cm" svg:x="2.058cm" svg:y="0.909cm" presentation:class="title" presentation:user-transformed="true">
          <draw:text-box>
            <text:p>OTRA CLASIFICACIÓN DE ATAQUES<text:tab/></text:p>
          </draw:text-box>
        </draw:frame>
        <draw:frame presentation:style-name="pr8" draw:text-style-name="P10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 text:style-name="P7"><text:span text:style-name="T15">Spoofing: </text:span><text:span text:style-name="T17">Suplanta la identidad de un PC</text:span></text:p>
              </text:list-item>
              <text:list-item>
                <text:p text:style-name="P7"><text:span text:style-name="T15">Sniffing</text:span><text:span text:style-name="T17">: Analiza el tráfico de red para hacerse con información.</text:span></text:p>
              </text:list-item>
              <text:list-item>
                <text:p text:style-name="P7"><text:span text:style-name="T15">Conexión no autorizada: </text:span><text:span text:style-name="T17">Se busca un agujero de seguridad y se entra en el sistema.</text:span></text:p>
              </text:list-item>
              <text:list-item>
                <text:p text:style-name="P7"><text:span text:style-name="T15">Malware: </text:span><text:span text:style-name="T17">Se introducen programas malintencionados en nuestro sistema.</text:span></text:p>
              </text:list-item>
              <text:list-item>
                <text:p text:style-name="P7"><text:span text:style-name="T15">Keyloggers: </text:span><text:span text:style-name="T17">Almacenan lo que se teclea e incluso hacen capturas de pantalla para averiguar contraseñas.</text:span></text:p>
              </text:list-item>
              <text:list-item>
                <text:p text:style-name="P7"><text:span text:style-name="T15">Denegación de servicio:</text:span><text:span text:style-name="T17"> Interrumpe el servicio de servidores o redes. </text:span></text:p>
              </text:list-item>
              <text:list-item>
                <text:p text:style-name="P7"><text:span text:style-name="T15">Ingeniería social: </text:span><text:span text:style-name="T17">Se obtiene información confidencial de una persona para utilizarla con fines maliciosos.</text:span></text:p>
              </text:list-item>
              <text:list-item>
                <text:p text:style-name="P7"><text:span text:style-name="T15">Phishing: </text:span><text:span text:style-name="T17">Se engaña al usuario para obtener su información confidencial suplantando la identidad de un organismo o página web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draw:frame presentation:style-name="pr7" draw:layer="layout" svg:width="23.911cm" svg:height="3.256cm" svg:x="2.058cm" svg:y="0.909cm" presentation:class="title" presentation:user-transformed="true">
          <draw:text-box>
            <text:p>PROTECCIÓN</text:p>
          </draw:text-box>
        </draw:frame>
        <draw:frame presentation:style-name="pr8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No instalar nada innecesario</text:p>
              </text:list-item>
              <text:list-item>
                <text:p>Actualizar parches de seguridad</text:p>
              </text:list-item>
              <text:list-item>
                <text:p>Formar a los usuarios</text:p>
              </text:list-item>
              <text:list-item>
                <text:p>Instalar Firewall</text:p>
              </text:list-item>
              <text:list-item>
                <text:p>Copias de seguridad</text:p>
              </text:list-item>
              <text:list-item>
                <text:p>Gestionar y revisar los logs del sistema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7" draw:layer="layout" svg:width="23.911cm" svg:height="3.256cm" svg:x="2.058cm" svg:y="0.909cm" presentation:class="title" presentation:user-transformed="true">
          <draw:text-box>
            <text:p>LEY DE PROTECCIÓN DE DATOS</text:p>
          </draw:text-box>
        </draw:frame>
        <draw:frame presentation:style-name="pr8" draw:layer="layout" svg:width="24.368cm" svg:height="13.464cm" svg:x="2.058cm" svg:y="5.453cm" presentation:class="outline" presentation:user-transformed="true">
          <draw:text-box>
            <text:list text:style-name="L2">
              <text:list-item>
                <text:p><text:span text:style-name="T11">La gestión de datos personales está regulada por la Ley de Protección de Datos de Carácter Personal.(LO 15/1999).</text:span></text:p>
              </text:list-item>
              <text:list-item>
                <text:p><text:span text:style-name="T11">Cuando se vaya a crear un fichero con datos personales se debe solicitar la aprobación de la Agencia de Protección de Datos.</text:span></text:p>
              </text:list-item>
              <text:list-item>
                <text:p><text:span text:style-name="T11">Niveles de seguridad en función de los datos almacenado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ásico → Datos personales</text:p>
                      </text:list-item>
                      <text:list-item>
                        <text:p>Medio → infracciones, gestión tributaria, datos fiscales y financieros.</text:p>
                      </text:list-item>
                      <text:list-item>
                        <text:p>Alto → Ideología, afiliación sindical, religión, creencias, origen racial, salud o vida sexua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draw:frame presentation:style-name="pr7" draw:layer="layout" svg:width="23.911cm" svg:height="4.726cm" svg:x="2.058cm" svg:y="0.174cm" presentation:class="title" presentation:user-transformed="true">
          <draw:text-box>
            <text:p>NORMATIVA DE LOS SISTEMAS DE INFORMACIÓN Y COMERCIO ELECTRÓNICO</text:p>
          </draw:text-box>
        </draw:frame>
        <draw:frame presentation:style-name="pr8" draw:layer="layout" svg:width="24.368cm" svg:height="13.646cm" svg:x="2.058cm" svg:y="5.453cm" presentation:class="outline" presentation:user-transformed="true">
          <draw:text-box>
            <text:list text:style-name="L2">
              <text:list-item>
                <text:p>Regulado por la Comisión del Mercado de las Telecomunicaciones. Ley 34/2002.</text:p>
              </text:list-item>
            </text:list>
            <text:list text:style-name="L3">
              <text:list-item>
                <text:list>
                  <text:list-item>
                    <text:p>Las empresas deben proporcionar información con nombre, domicilio, dirección de correo electrónico, número de identificación fiscal y precio de los productos.</text:p>
                  </text:list-item>
                  <text:list-item>
                    <text:p>Exculpa de responsabilidad siempre que no tengan conocimiento de la información contenida en sus servidores.</text:p>
                  </text:list-item>
                  <text:list-item>
                    <text:p>Los contratos realizados por vía electrónica son váli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ción" style:display-name="Símbolos de numeración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0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0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0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0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0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0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0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0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79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9-21T10:50:17.11</meta:creation-date>
    <meta:editing-duration>PT5H27M59S</meta:editing-duration>
    <meta:editing-cycles>37</meta:editing-cycles>
    <dc:date>2013-09-18T08:48:06.67</dc:date>
    <meta:generator>LibreOffice/3.5$Linux_x86 LibreOffice_project/350m1$Build-2</meta:generator>
    <meta:document-statistic meta:object-count="91"/>
  </office:meta>
</office:document-meta>
</file>